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4" style:family="table-column">
      <style:table-column-properties fo:break-before="auto" style:column-width="9.128cm"/>
    </style:style>
    <style:style style:name="co35" style:family="table-column">
      <style:table-column-properties fo:break-before="auto" style:column-width="4.531cm"/>
    </style:style>
    <style:style style:name="co36" style:family="table-column">
      <style:table-column-properties fo:break-before="auto" style:column-width="3.884cm"/>
    </style:style>
    <style:style style:name="co37" style:family="table-column">
      <style:table-column-properties fo:break-before="auto" style:column-width="4.417cm"/>
    </style:style>
    <style:style style:name="co83" style:family="table-column">
      <style:table-column-properties fo:break-before="auto" style:column-width="5.715cm"/>
    </style:style>
    <style:style style:name="co84" style:family="table-column">
      <style:table-column-properties fo:break-before="auto" style:column-width="2.108cm"/>
    </style:style>
    <style:style style:name="co85" style:family="table-column">
      <style:table-column-properties fo:break-before="auto" style:column-width="2.48cm"/>
    </style:style>
    <style:style style:name="co86" style:family="table-column">
      <style:table-column-properties fo:break-before="auto" style:column-width="1.614cm"/>
    </style:style>
    <style:style style:name="co87" style:family="table-column">
      <style:table-column-properties fo:break-before="auto" style:column-width="2.946cm"/>
    </style:style>
    <style:style style:name="co88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4.03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9" style:family="table-column">
      <style:table-column-properties fo:break-before="auto" style:column-width="2.96cm"/>
    </style:style>
    <style:style style:name="co90" style:family="table-column">
      <style:table-column-properties fo:break-before="auto" style:column-width="8.798cm"/>
    </style:style>
    <style:style style:name="co91" style:family="table-column">
      <style:table-column-properties fo:break-before="auto" style:column-width="3.806cm"/>
    </style:style>
    <style:style style:name="co92" style:family="table-column">
      <style:table-column-properties fo:break-before="auto" style:column-width="6.548cm"/>
    </style:style>
    <style:style style:name="co93" style:family="table-column">
      <style:table-column-properties fo:break-before="auto" style:column-width="5.087cm"/>
    </style:style>
    <style:style style:name="co94" style:family="table-column">
      <style:table-column-properties fo:break-before="auto" style:column-width="11.254cm"/>
    </style:style>
    <style:style style:name="co95" style:family="table-column">
      <style:table-column-properties fo:break-before="auto" style:column-width="17.852cm"/>
    </style:style>
    <style:style style:name="co96" style:family="table-column">
      <style:table-column-properties fo:break-before="auto" style:column-width="4.466cm"/>
    </style:style>
    <style:style style:name="co97" style:family="table-column">
      <style:table-column-properties fo:break-before="auto" style:column-width="6.964cm"/>
    </style:style>
    <style:style style:name="co98" style:family="table-column">
      <style:table-column-properties fo:break-before="auto" style:column-width="5.826cm"/>
    </style:style>
    <style:style style:name="co99" style:family="table-column">
      <style:table-column-properties fo:break-before="auto" style:column-width="10.181cm"/>
    </style:style>
    <style:style style:name="co100" style:family="table-column">
      <style:table-column-properties fo:break-before="auto" style:column-width="8.491cm"/>
    </style:style>
    <style:style style:name="ro6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/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3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4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8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STRING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STRING</text:p>
          </table:table-cell>
          <table:table-cell/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MODE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0"/>
        <table:table-column table:style-name="co73" table:default-cell-style-name="ce14"/>
        <table:table-column table:style-name="co74" table:number-columns-repeated="2" table:default-cell-style-name="Default"/>
        <table:table-row table:style-name="ro4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0" office:value-type="string">
            <text:p>Boynes</text:p>
          </table:table-cell>
          <table:table-cell table:style-name="ce20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0" office:value-type="string">
            <text:p>Vrigny</text:p>
          </table:table-cell>
          <table:table-cell table:style-name="ce20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0" office:value-type="string">
            <text:p>Ascoux</text:p>
          </table:table-cell>
          <table:table-cell table:style-name="ce20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0" office:value-type="string">
            <text:p>Pithiviers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Default"/>
        <table:table-column table:style-name="co6" table:number-columns-repeated="6" table:default-cell-style-name="Default"/>
        <table:table-row table:style-name="ro5">
          <table:table-cell table:style-name="ce9"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17" office:value-type="string">
            <text:p>Parent_cod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9" office:value-type="string">
            <text:p>Position</text:p>
          </table:table-cell>
          <table:table-cell table:style-name="ce9" office:value-type="string">
            <text:p>is_leaf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float" office:value="-1">
            <text:p>-1</text:p>
          </table:table-cell>
          <table:table-cell office:value-type="string">
            <text:p>*</text:p>
          </table:table-cell>
          <table:table-cell office:value-type="string">
            <text:p>Fauna</text:p>
          </table:table-cell>
          <table:table-cell office:value-type="string">
            <text:p>Faun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Branchiopoda</text:p>
          </table:table-cell>
          <table:table-cell office:value-type="string">
            <text:p>Branchio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string">
            <text:p>Chelicerata</text:p>
          </table:table-cell>
          <table:table-cell office:value-type="string">
            <text:p>Chelice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string">
            <text:p>Crustacea</text:p>
          </table:table-cell>
          <table:table-cell office:value-type="string">
            <text:p>Crustace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string">
            <text:p>Hexapoda</text:p>
          </table:table-cell>
          <table:table-cell office:value-type="string">
            <text:p>Hex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string">
            <text:p>Myriapoda</text:p>
          </table:table-cell>
          <table:table-cell office:value-type="string">
            <text:p>Myriapod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string">
            <text:p>Vertebrata</text:p>
          </table:table-cell>
          <table:table-cell office:value-type="string">
            <text:p>Vertebr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string">
            <text:p>Medusozoa</text:p>
          </table:table-cell>
          <table:table-cell office:value-type="string">
            <text:p>Medusozo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string">
            <text:p>Neodermata</text:p>
          </table:table-cell>
          <table:table-cell office:value-type="string">
            <text:p>Neodermat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string">
            <text:p>Turbellaria</text:p>
          </table:table-cell>
          <table:table-cell office:value-type="string">
            <text:p>Turbel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string">
            <text:p>Cellularia</text:p>
          </table:table-cell>
          <table:table-cell office:value-type="string">
            <text:p>Cellularia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string">
            <text:p>Tegenaria duellica</text:p>
          </table:table-cell>
          <table:table-cell office:value-type="string">
            <text:p>Tegenaria duellica Simon, 1875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1">
            <text:p>1001</text:p>
          </table:table-cell>
          <table:table-cell office:value-type="float" office:value="22">
            <text:p>22</text:p>
          </table:table-cell>
          <table:table-cell office:value-type="string">
            <text:p>Textrix caudata</text:p>
          </table:table-cell>
          <table:table-cell office:value-type="string">
            <text:p>Textrix caudata L. Koch, 187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2">
            <text:p>1002</text:p>
          </table:table-cell>
          <table:table-cell office:value-type="float" office:value="22">
            <text:p>22</text:p>
          </table:table-cell>
          <table:table-cell office:value-type="string">
            <text:p>Aculepeira armida pumila</text:p>
          </table:table-cell>
          <table:table-cell office:value-type="string">
            <text:p>Aculepeira armida pumila (Simon, 192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3">
            <text:p>1003</text:p>
          </table:table-cell>
          <table:table-cell office:value-type="float" office:value="22">
            <text:p>22</text:p>
          </table:table-cell>
          <table:table-cell office:value-type="string">
            <text:p>Araneus circe</text:p>
          </table:table-cell>
          <table:table-cell office:value-type="string">
            <text:p>Araneus circe (Audouin, 182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4">
            <text:p>1004</text:p>
          </table:table-cell>
          <table:table-cell office:value-type="float" office:value="22">
            <text:p>22</text:p>
          </table:table-cell>
          <table:table-cell office:value-type="string">
            <text:p>Cyclosa conica albifoliata</text:p>
          </table:table-cell>
          <table:table-cell office:value-type="string">
            <text:p>Cyclosa conica albifoliata Strand, 1907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5">
            <text:p>1005</text:p>
          </table:table-cell>
          <table:table-cell office:value-type="float" office:value="21">
            <text:p>21</text:p>
          </table:table-cell>
          <table:table-cell office:value-type="string">
            <text:p>Spilotylenchus arthuri</text:p>
          </table:table-cell>
          <table:table-cell office:value-type="string">
            <text:p>Spilotylenchus arthuri Launay, Deunff &amp; Bain, 198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6">
            <text:p>1006</text:p>
          </table:table-cell>
          <table:table-cell office:value-type="float" office:value="21">
            <text:p>21</text:p>
          </table:table-cell>
          <table:table-cell office:value-type="string">
            <text:p>Malenchus truncatus</text:p>
          </table:table-cell>
          <table:table-cell office:value-type="string">
            <text:p>Malenchus truncatus Knobloch, 197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string">
            <text:p>Gordionus alpestris</text:p>
          </table:table-cell>
          <table:table-cell office:value-type="string">
            <text:p>Gordionus alpestris (Villot, 188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8">
            <text:p>1008</text:p>
          </table:table-cell>
          <table:table-cell office:value-type="float" office:value="21">
            <text:p>21</text:p>
          </table:table-cell>
          <table:table-cell office:value-type="string">
            <text:p>Adineta steineri</text:p>
          </table:table-cell>
          <table:table-cell office:value-type="string">
            <text:p>Adineta steineri Barto?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string">
            <text:p>Conochilus hippocrepis</text:p>
          </table:table-cell>
          <table:table-cell office:value-type="string">
            <text:p>Conochilus hippocrepis (Schrank, 1803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0">
            <text:p>1010</text:p>
          </table:table-cell>
          <table:table-cell office:value-type="float" office:value="21">
            <text:p>21</text:p>
          </table:table-cell>
          <table:table-cell office:value-type="string">
            <text:p>Limnias ceratophylli</text:p>
          </table:table-cell>
          <table:table-cell office:value-type="string">
            <text:p>Limnias ceratophylli Schrank, 180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1">
            <text:p>1011</text:p>
          </table:table-cell>
          <table:table-cell office:value-type="float" office:value="21">
            <text:p>21</text:p>
          </table:table-cell>
          <table:table-cell office:value-type="string">
            <text:p>Ptygura melicerta</text:p>
          </table:table-cell>
          <table:table-cell office:value-type="string">
            <text:p>Ptygura melicerta Ehrenberg, 183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2">
            <text:p>1012</text:p>
          </table:table-cell>
          <table:table-cell office:value-type="float" office:value="21">
            <text:p>21</text:p>
          </table:table-cell>
          <table:table-cell office:value-type="string">
            <text:p>Testudinella incisa</text:p>
          </table:table-cell>
          <table:table-cell office:value-type="string">
            <text:p>Testudinella incisa (Ternetz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3">
            <text:p>1013</text:p>
          </table:table-cell>
          <table:table-cell office:value-type="float" office:value="21">
            <text:p>21</text:p>
          </table:table-cell>
          <table:table-cell office:value-type="string">
            <text:p>Abrochtha intermedia</text:p>
          </table:table-cell>
          <table:table-cell office:value-type="string">
            <text:p>Abrochtha intermedia (De beauchamp, 1909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4">
            <text:p>1014</text:p>
          </table:table-cell>
          <table:table-cell office:value-type="float" office:value="21">
            <text:p>21</text:p>
          </table:table-cell>
          <table:table-cell office:value-type="string">
            <text:p>Habrotrocha angusticollis</text:p>
          </table:table-cell>
          <table:table-cell office:value-type="string">
            <text:p>Habrotrocha angusticollis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string">
            <text:p>Habrotrocha ligula ligula</text:p>
          </table:table-cell>
          <table:table-cell office:value-type="string">
            <text:p>Habrotrocha ligula ligula Bryce, 191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string">
            <text:p>Habrotrocha pulchra</text:p>
          </table:table-cell>
          <table:table-cell office:value-type="string">
            <text:p>Habrotrocha pulchra (Murray, 1905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7">
            <text:p>1017</text:p>
          </table:table-cell>
          <table:table-cell office:value-type="float" office:value="21">
            <text:p>21</text:p>
          </table:table-cell>
          <table:table-cell office:value-type="string">
            <text:p>Macrotrachela festinans</text:p>
          </table:table-cell>
          <table:table-cell office:value-type="string">
            <text:p>Macrotrachela festinans Donner, 194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8">
            <text:p>1018</text:p>
          </table:table-cell>
          <table:table-cell office:value-type="float" office:value="21">
            <text:p>21</text:p>
          </table:table-cell>
          <table:table-cell office:value-type="string">
            <text:p>Philodina proterva</text:p>
          </table:table-cell>
          <table:table-cell office:value-type="string">
            <text:p>Philodina proterva Milne, 191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19">
            <text:p>1019</text:p>
          </table:table-cell>
          <table:table-cell office:value-type="float" office:value="21">
            <text:p>21</text:p>
          </table:table-cell>
          <table:table-cell office:value-type="string">
            <text:p>Keratella cochlearis</text:p>
          </table:table-cell>
          <table:table-cell office:value-type="string">
            <text:p>Keratella cochlearis (Gosse, 1851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0">
            <text:p>1020</text:p>
          </table:table-cell>
          <table:table-cell office:value-type="float" office:value="21">
            <text:p>21</text:p>
          </table:table-cell>
          <table:table-cell office:value-type="string">
            <text:p>Albertia naidis</text:p>
          </table:table-cell>
          <table:table-cell office:value-type="string">
            <text:p>Albertia naidis Bousfield, 1886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1">
            <text:p>1021</text:p>
          </table:table-cell>
          <table:table-cell office:value-type="float" office:value="21">
            <text:p>21</text:p>
          </table:table-cell>
          <table:table-cell office:value-type="string">
            <text:p>Dicranophorus secretus</text:p>
          </table:table-cell>
          <table:table-cell office:value-type="string">
            <text:p>Dicranophorus secretus Donner, 195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2">
            <text:p>1022</text:p>
          </table:table-cell>
          <table:table-cell office:value-type="float" office:value="21">
            <text:p>21</text:p>
          </table:table-cell>
          <table:table-cell office:value-type="string">
            <text:p>Microcodides robustus</text:p>
          </table:table-cell>
          <table:table-cell office:value-type="string">
            <text:p>Microcodides robustus (Glascott, 189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3">
            <text:p>1023</text:p>
          </table:table-cell>
          <table:table-cell office:value-type="float" office:value="21">
            <text:p>21</text:p>
          </table:table-cell>
          <table:table-cell office:value-type="string">
            <text:p>Lepadella acuminata</text:p>
          </table:table-cell>
          <table:table-cell office:value-type="string">
            <text:p>Lepadella acuminata (Ehrenberg, 1834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4">
            <text:p>1024</text:p>
          </table:table-cell>
          <table:table-cell office:value-type="float" office:value="21">
            <text:p>21</text:p>
          </table:table-cell>
          <table:table-cell office:value-type="string">
            <text:p>Lepadella rhomboides</text:p>
          </table:table-cell>
          <table:table-cell office:value-type="string">
            <text:p>Lepadella rhomboides (Gosse, 1886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5">
            <text:p>1025</text:p>
          </table:table-cell>
          <table:table-cell office:value-type="float" office:value="21">
            <text:p>21</text:p>
          </table:table-cell>
          <table:table-cell office:value-type="string">
            <text:p>Squatinella longispinata</text:p>
          </table:table-cell>
          <table:table-cell office:value-type="string">
            <text:p>Squatinella longispinata (Tatem, 1867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6">
            <text:p>1026</text:p>
          </table:table-cell>
          <table:table-cell office:value-type="float" office:value="21">
            <text:p>21</text:p>
          </table:table-cell>
          <table:table-cell office:value-type="string">
            <text:p>Cephalodella forficula</text:p>
          </table:table-cell>
          <table:table-cell office:value-type="string">
            <text:p>Cephalodella forficul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7">
            <text:p>1027</text:p>
          </table:table-cell>
          <table:table-cell office:value-type="float" office:value="21">
            <text:p>21</text:p>
          </table:table-cell>
          <table:table-cell office:value-type="string">
            <text:p>Cephalodella gibba</text:p>
          </table:table-cell>
          <table:table-cell office:value-type="string">
            <text:p>Cephalodella gibba (Ehrenberg, 1832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8">
            <text:p>1028</text:p>
          </table:table-cell>
          <table:table-cell office:value-type="float" office:value="21">
            <text:p>21</text:p>
          </table:table-cell>
          <table:table-cell office:value-type="string">
            <text:p>Enteroplea lacustris</text:p>
          </table:table-cell>
          <table:table-cell office:value-type="string">
            <text:p>Enteroplea lacustris Ehrenberg, 183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TAXON</text:p>
          </table:table-cell>
          <table:table-cell office:value-type="float" office:value="1029">
            <text:p>1029</text:p>
          </table:table-cell>
          <table:table-cell office:value-type="float" office:value="21">
            <text:p>21</text:p>
          </table:table-cell>
          <table:table-cell office:value-type="string">
            <text:p>Notommata glyphura</text:p>
          </table:table-cell>
          <table:table-cell office:value-type="string">
            <text:p>Notommata glyphura Wulfert, 1935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3">
          <table:table-cell table:style-name="ce9" office:value-type="string">
            <text:p>Source Unit</text:p>
            <draw:control table:end-cell-address="group_mode.B1" table:end-x="0.849cm" table:end-y="0.453cm" draw:z-index="0" draw:name="Export CSV" draw:style-name="gr6" draw:text-style-name="P4" svg:width="4.024cm" svg:height="0.453cm" svg:x="0.847cm" svg:y="0cm" draw:control="control5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ce9"/>
        <table:table-column table:style-name="co81" table:default-cell-style-name="ce15"/>
        <table:table-row table:style-name="ro7">
          <table:table-cell office:value-type="string">
            <text:p>Unit</text:p>
            <draw:control table:end-cell-address="dynamode.B1" table:end-x="1.344cm" table:end-y="0.439cm" draw:z-index="0" draw:name="Export CSV" draw:style-name="gr6" draw:text-style-name="P4" svg:width="4.84cm" svg:height="0.439cm" svg:x="0.981cm" svg:y="0cm" draw:control="control6">
              <svg:title>Export CSV</svg:title>
              <svg:desc>Export CSV</svg:desc>
            </draw:control>
          </table:table-cell>
          <table:table-cell office:value-type="string">
            <text:p>SQL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table:style-name="Default" office:value-type="string">
            <text:p>SELECT DISTINCT DP as code, NOM_DEPART as label FROM mapping.departements ORDER BY NOM_DEPART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9" table:default-cell-style-name="Default"/>
        <table:table-column table:style-name="co6" table:number-columns-repeated="252" table:default-cell-style-name="Default"/>
        <table:table-row table:style-name="ro8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0" table:default-cell-style-name="ce4"/>
        <table:table-column table:style-name="co28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" table:default-cell-style-name="Default"/>
        <table:table-row table:style-name="ro4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6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6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6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6" table:number-rows-repeated="4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6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6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6" table:number-rows-repeated="33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6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6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number-columns-repeated="3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LTIPL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6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6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6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2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6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6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2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6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3" table:default-cell-style-name="Default"/>
        <table:table-column table:style-name="co94" table:default-cell-style-name="Default"/>
        <table:table-column table:style-name="co95" table:default-cell-style-name="ce24"/>
        <table:table-row table:style-name="ro4">
          <table:table-cell table:style-name="ce9" office:value-type="string">
            <text:p>Schema Code</text:p>
          </table:table-cell>
          <table:table-cell table:style-name="ce9" office:value-type="string">
            <text:p>Label</text:p>
            <draw:control table:end-cell-address="table_schema.C1" table:end-x="0.012cm" table:end-y="0.906cm" draw:z-index="0" draw:name="Export CSV" draw:style-name="gr6" draw:text-style-name="P4" svg:width="9.449cm" svg:height="0.905cm" svg:x="1.774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4" office:value-type="string">
            <text:p>Aggregated Data</text:p>
          </table:table-cell>
          <table:table-cell table:style-name="ce14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4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6" table:default-cell-style-name="Default"/>
        <table:table-column table:style-name="co97" table:default-cell-style-name="Default"/>
        <table:table-column table:style-name="co98" table:default-cell-style-name="ce24"/>
        <table:table-column table:style-name="co99" table:default-cell-style-name="Default"/>
        <table:table-column table:style-name="co100" table:default-cell-style-name="Default"/>
        <table:table-row table:style-name="ro4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/05/2011</text:date>, <text:time>13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1-05-18T13:43:43.76</dc:date>
    <meta:printed-by>Eva LACARCE</meta:printed-by>
    <meta:print-date>2007-07-11T11:03:29</meta:print-date>
    <meta:editing-cycles>1510</meta:editing-cycles>
    <meta:editing-duration>P10DT18H34M4S</meta:editing-duration>
    <dc:creator>Benoit Pesty</dc:creator>
    <meta:document-statistic meta:table-count="20" meta:cell-count="5367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